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853" officeooo:paragraph-rsid="0016a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shya uniy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09:40:01.004537791</meta:creation-date>
    <dc:date>2018-08-09T09:40:22.330393928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1.4.2$Linux_X86_64 LibreOffice_project/10m0$Build-2</meta:generator>
  </office:meta>
</office:document-meta>
</file>